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Heading_20_1" style:list-style-name="WWNum4">
      <style:paragraph-properties fo:text-align="justify" style:justify-single-word="false"/>
    </style:style>
    <style:style style:name="P32" style:family="paragraph" style:parent-style-name="Heading_20_1" style:list-style-name="WWNum4"/>
    <style:style style:name="P33" style:family="paragraph" style:parent-style-name="Heading_20_1">
      <style:paragraph-properties fo:margin-left="0.3in" fo:margin-right="0in" fo:text-align="justify" style:justify-single-word="false" fo:text-indent="0in" style:auto-text-indent="false"/>
    </style:style>
    <style:style style:name="P34" style:family="paragraph" style:parent-style-name="Heading_20_2" style:list-style-name="WWNum4"/>
    <style:style style:name="P35" style:family="paragraph" style:parent-style-name="Heading_20_2">
      <style:paragraph-properties fo:margin-left="0.4in" fo:margin-right="0in" fo:text-indent="0.4in" style:auto-text-indent="false"/>
    </style:style>
    <style:style style:name="P36" style:family="paragraph" style:parent-style-name="Heading_20_2" style:list-style-name="WWNum4">
      <style:paragraph-properties fo:break-before="page"/>
    </style:style>
    <style:style style:name="P3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weight="bold" style:font-weight-asian="bold"/>
    </style:style>
    <style:style style:name="T30" style:family="text">
      <style:text-properties style:text-underline-style="none"/>
    </style:style>
    <style:style style:name="T31" style:family="text">
      <style:text-properties fo:color="#1155cc" style:text-underline-style="solid" style:text-underline-width="auto" style:text-underline-color="font-color"/>
    </style:style>
    <style:style style:name="T32" style:family="text">
      <style:text-properties fo:color="#333333" style:font-name="Consolas" fo:background-color="#f8f8f8" loext:char-shading-value="0" style:font-name-asian="Consolas1" style:font-name-complex="Consolas1"/>
    </style:style>
    <style:style style:name="T33" style:family="text">
      <style:text-properties fo:color="#333333" style:font-name="Consolas" fo:font-weight="bold" fo:background-color="#f8f8f8" loext:char-shading-value="0" style:font-name-asian="Consolas1" style:font-weight-asian="bold" style:font-name-complex="Consolas1"/>
    </style:style>
    <style:style style:name="T34" style:family="text">
      <style:text-properties fo:color="#0086b3" style:font-name="Consolas" fo:background-color="#f8f8f8" loext:char-shading-value="0" style:font-name-asian="Consolas1" style:font-name-complex="Consolas1"/>
    </style:style>
    <style:style style:name="T35" style:family="text">
      <style:text-properties fo:color="#0086b3" style:font-name="Consolas" fo:font-weight="bold" fo:background-color="#f8f8f8" loext:char-shading-value="0" style:font-name-asian="Consolas1" style:font-weight-asian="bold" style:font-name-complex="Consolas1"/>
    </style:style>
    <style:style style:name="T36" style:family="text">
      <style:text-properties fo:color="#008080" style:font-name="Consolas" fo:background-color="#f8f8f8" loext:char-shading-value="0" style:font-name-asian="Consolas1" style:font-name-complex="Consolas1"/>
    </style:style>
    <style:style style:name="T37" style:family="text">
      <style:text-properties fo:color="#008080" style:font-name="Consolas" fo:font-weight="bold" fo:background-color="#f8f8f8" loext:char-shading-value="0" style:font-name-asian="Consolas1" style:font-weight-asian="bold" style:font-name-complex="Consolas1"/>
    </style:style>
    <style:style style:name="T38" style:family="text">
      <style:text-properties fo:color="#dd1144" style:font-name="Consolas" fo:background-color="#f8f8f8" loext:char-shading-value="0" style:font-name-asian="Consolas1" style:font-name-complex="Consolas1"/>
    </style:style>
    <style:style style:name="T39" style:family="text">
      <style:text-properties fo:color="#dd1144" style:font-name="Consolas" fo:font-weight="bold" fo:background-color="#f8f8f8" loext:char-shading-value="0" style:font-name-asian="Consolas1" style:font-weight-asian="bold" style:font-name-complex="Consolas1"/>
    </style:style>
    <style:style style:name="T40" style:family="text">
      <style:text-properties fo:color="#990000" style:font-name="Consolas" fo:font-weight="bold" fo:background-color="#f8f8f8" loext:char-shading-value="0" style:font-name-asian="Consolas1" style:font-weight-asian="bold" style:font-name-complex="Consolas1"/>
    </style:style>
    <style:style style:name="T41" style:family="text">
      <style:text-properties fo:color="#999988" style:font-name="Consolas" fo:font-style="italic" fo:background-color="#f8f8f8" loext:char-shading-value="0" style:font-name-asian="Consolas1" style:font-style-asian="italic" style:font-name-complex="Consolas1"/>
    </style:style>
    <style:style style:name="T42"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Desarrollo Web en Entorno Cliente</text:span><text:span text:style-name="T3"><text:line-break/></text:span><text:span text:style-name="T4">UD 07. <text:s/>Almacenamiento en Javascript</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ctualizado Noviembre 2020</text:span></text:p>
      <text:p text:style-name="P4"/>
      <text:p text:style-name="P4"/>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2"/>
      <text:p text:style-name="P11"><text:span text:style-name="T19">❕</text:span><text:span text:style-name="T11"> </text:span><text:span text:style-name="T10">Atención</text:span></text:p>
      <text:p text:style-name="P12"/>
      <text:p text:style-name="P11"><text:span text:style-name="T12">💬</text:span><text:span text:style-name="T10"> Interesante</text:span></text:p>
      <text:p text:style-name="P33"/>
      <text:p text:style-name="P13"><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21">1. </text:span><text:a xlink:type="simple" xlink:href="#_ge43nvu7ywtj" text:style-name="Index_20_Link" text:visited-style-name="Index_20_Link"><text:span text:style-name="T17">Introducción</text:span></text:a><text:span text:style-name="T17"><text:tab/>3</text:span></text:p>
          <text:p text:style-name="P20"><text:span text:style-name="T22">2. </text:span><text:a xlink:type="simple" xlink:href="#_kpct528e7xy7" text:style-name="Index_20_Link" text:visited-style-name="Index_20_Link"><text:span text:style-name="T17">Recordando JSON</text:span></text:a><text:span text:style-name="T17"><text:tab/>3</text:span></text:p>
          <text:p text:style-name="P20"><text:span text:style-name="T22">3. </text:span><text:a xlink:type="simple" xlink:href="#_t7hjmyre6pwh" text:style-name="Index_20_Link" text:visited-style-name="Index_20_Link"><text:span text:style-name="T17">Cookies</text:span></text:a><text:span text:style-name="T17"><text:tab/>4</text:span></text:p>
          <text:p text:style-name="P24"><text:span text:style-name="T22">3.1. </text:span><text:a xlink:type="simple" xlink:href="#_omafrs6j9j98" text:style-name="Index_20_Link" text:visited-style-name="Index_20_Link"><text:span text:style-name="T17">Formato de cookies</text:span></text:a><text:span text:style-name="T17"><text:tab/>4</text:span></text:p>
          <text:p text:style-name="P24"><text:span text:style-name="T22">3.2. </text:span><text:a xlink:type="simple" xlink:href="#_486hjhs946dr" text:style-name="Index_20_Link" text:visited-style-name="Index_20_Link"><text:span text:style-name="T17">Probando el funcionamiento de las cookies</text:span></text:a><text:span text:style-name="T17"><text:tab/>5</text:span></text:p>
          <text:p text:style-name="P20"><text:span text:style-name="T22">4. </text:span><text:a xlink:type="simple" xlink:href="#_dqb49fdsy4qx" text:style-name="Index_20_Link" text:visited-style-name="Index_20_Link"><text:span text:style-name="T17">localStorage</text:span></text:a><text:span text:style-name="T17"><text:tab/>6</text:span></text:p>
          <text:p text:style-name="P24"><text:span text:style-name="T22">4.1. </text:span><text:a xlink:type="simple" xlink:href="#_489vsspdp3rw" text:style-name="Index_20_Link" text:visited-style-name="Index_20_Link"><text:span text:style-name="T17">Operar con localStorage</text:span></text:a><text:span text:style-name="T17"><text:tab/>6</text:span></text:p>
          <text:p text:style-name="P24"><text:span text:style-name="T22">4.2. </text:span><text:a xlink:type="simple" xlink:href="#_tjvw91hmlvof" text:style-name="Index_20_Link" text:visited-style-name="Index_20_Link"><text:span text:style-name="T17">Vaciar localStorage</text:span></text:a><text:span text:style-name="T17"><text:tab/>6</text:span></text:p>
          <text:p text:style-name="P24"><text:span text:style-name="T22">4.3. </text:span><text:a xlink:type="simple" xlink:href="#_mg03wfocsyem" text:style-name="Index_20_Link" text:visited-style-name="Index_20_Link"><text:span text:style-name="T13">JSON y localStorage</text:span></text:a><text:span text:style-name="T13"><text:tab/>7</text:span></text:p>
          <text:p text:style-name="P20"><text:span text:style-name="T22">5. </text:span><text:a xlink:type="simple" xlink:href="#_atay0brw0xte" text:style-name="Index_20_Link" text:visited-style-name="Index_20_Link"><text:span text:style-name="T13">Bibliografía</text:span></text:a><text:span text:style-name="T13"><text:tab/>7</text:span></text:p>
          <text:p text:style-name="P21"><text:span text:style-name="T22">6. </text:span><text:a xlink:type="simple" xlink:href="#_g1qlmy5ta6mu" text:style-name="Index_20_Link" text:visited-style-name="Index_20_Link"><text:span text:style-name="T13">Autores (en orden alfabético)</text:span></text:a><text:span text:style-name="T13"><text:tab/>7</text:span></text:p>
        </text:index-body>
      </text:table-of-content>
      <text:p text:style-name="P18"><text:span text:style-name="T23">UD0</text:span><text:span text:style-name="T24">7</text:span><text:span text:style-name="T25">.</text:span><text:span text:style-name="T24"> Almacenamiento en Javascript</text:span></text:p>
      <text:list xml:id="list3388729724" text:style-name="WWNum4">
        <text:list-item>
          <text:p text:style-name="P32"><text:bookmark text:name="_ge43nvu7ywtj"/>Introducción</text:p>
        </text:list-item>
      </text:list>
      <text:p text:style-name="P22">Javascript aplicado a navegadores en principio no está pensado para almacenar grandes cantidades de datos. Existen dos formas de almacenar información en Javascript:</text:p>
      <text:list xml:id="list2088321402" text:style-name="WWNum2">
        <text:list-item>
          <text:p text:style-name="P25"><text:span text:style-name="T29">Cookies</text:span>: para guardar pequeñas variables con información. Usualmente suelen guardar información de logins de usuarios. Las cookies se pueden guardar en el cliente y ser generadas por el cliente, pero también pueden ser enviadas por el servidor.</text:p>
          <text:list>
            <text:list-item>
              <text:p text:style-name="P30">En desuso, en el tema se comentan como curiosidad.</text:p>
            </text:list-item>
          </text:list>
        </text:list-item>
        <text:list-item>
          <text:p text:style-name="P27"><text:span text:style-name="T29">LocalStorage</text:span>: al crecer Javascript y las aplicaciones asociadas a ellos, los navegadores más modernos implementan LocalStorage. Es más parecido a guardar datos en una aplicación de escritorio. El límite de información a almacenar puede variar según la implementación del navegador pero está definido en torno a los 5 MB.</text:p>
        </text:list-item>
      </text:list>
      <text:p text:style-name="P22"/>
      <text:p text:style-name="P22">Estas formas de almacenar información pueden combinarse con JSON para almacenar estructuras complejas como objetos o arrays.</text:p>
      <text:list xml:id="list90141412062995" text:continue-list="list3388729724" text:style-name="WWNum4">
        <text:list-item>
          <text:p text:style-name="P32"><text:bookmark text:name="_kpct528e7xy7"/>Recordando JSON</text:p>
        </text:list-item>
      </text:list>
      <text:p text:style-name="P22">JSON (siglas de JavaScript Object Notation) es un formato por el cual en formato texto se puede representar la estructura de elementos Javascript. JSON nos permite convertir variables, arrays y objetos en cadenas de texto y así poder facilitar la comunicación entre distintos programas, enviándole el contenido de un objeto como cadena de texto. </text:p>
      <text:p text:style-name="Standard"/>
      <text:p text:style-name="Standard">Por su simplicidad, su uso no se ha quedado solo en Javascript, sino que se ha convertido en un estándar “de facto” de formato para intercambiar datos entre computadores, utilizandose en multitud de lenguajes de programación.</text:p>
      <text:p text:style-name="P22"/>
      <text:p text:style-name="P22">Los métodos estudiados en este tema (cookies y LocalStorage) permiten guardar cadenas de texto. La forma de almacenar datos más complejos es pasarlos a formato JSON (que es texto al fin y al cabo) y <text:s/>así almacenarlos como cadenas.</text:p>
      <text:p text:style-name="P22"/>
      <text:p text:style-name="P22">Más información sobre el formato en <text:a xlink:type="simple" xlink:href="http://www.w3schools.com/js/js_json.asp" text:style-name="ListLabel_20_28" text:visited-style-name="ListLabel_20_28"><text:span text:style-name="T31">http://www.w3schools.com/js/js_json.asp</text:span></text:a></text:p>
      <text:p text:style-name="P22"/>
      <text:p text:style-name="P22">En Javascript ES6 Para convertir un objeto a texto siguiendo el formato JSON usamos:</text:p>
      <table:table table:name="Table1" table:style-name="Table1">
        <table:table-column table:style-name="Table1.A"/>
        <table:table-row table:style-name="Table1.1">
          <table:table-cell table:style-name="Table1.A1" office:value-type="string">
            <text:p text:style-name="P14"><text:span text:style-name="T32">textoJSON=</text:span><text:span text:style-name="T34">JSON</text:span><text:span text:style-name="T32">.stringify(objeto);</text:span></text:p>
          </table:table-cell>
        </table:table-row>
      </table:table>
      <text:p text:style-name="P22">Y para convertir una cadena de texto en JSON a un objeto (operación inversa a la anterior) usamos:</text:p>
      <table:table table:name="Table2" table:style-name="Table2">
        <table:table-column table:style-name="Table2.A"/>
        <table:table-row table:style-name="Table2.1">
          <table:table-cell table:style-name="Table2.A1" office:value-type="string">
            <text:p text:style-name="P14"><text:span text:style-name="T33">var</text:span><text:span text:style-name="T32"> objeto = </text:span><text:span text:style-name="T34">JSON</text:span><text:span text:style-name="T32">.parse(textoJSON);</text:span></text:p>
          </table:table-cell>
        </table:table-row>
      </table:table>
      <text:p text:style-name="P22"/>
      <text:p text:style-name="P23"/>
      <text:p text:style-name="P22"><text:span text:style-name="T29">Ejemplo:</text:span></text:p>
      <table:table table:name="Table3" table:style-name="Table3">
        <table:table-column table:style-name="Table3.A"/>
        <table:table-row table:style-name="Table3.1">
          <table:table-cell table:style-name="Table3.A1" office:value-type="string">
            <text:p text:style-name="P14"><text:span text:style-name="T33">let</text:span><text:span text:style-name="T32"> miArray=</text:span><text:span text:style-name="T33">new</text:span><text:span text:style-name="T32"> </text:span><text:span text:style-name="T34">Array</text:span><text:span text:style-name="T32">();<text:line-break/>miArray[</text:span><text:span text:style-name="T36">0</text:span><text:span text:style-name="T32">]=</text:span><text:span text:style-name="T38">"HOLA"</text:span><text:span text:style-name="T32">;<text:line-break/></text:span><text:span text:style-name="T33">let</text:span><text:span text:style-name="T32"> textoJSON=</text:span><text:span text:style-name="T34">JSON</text:span><text:span text:style-name="T32">.stringify(miArray);<text:line-break/></text:span><text:span text:style-name="T33">let</text:span><text:span text:style-name="T32"> arrayReconstruido=</text:span><text:span text:style-name="T34">JSON</text:span><text:span text:style-name="T32">.parse(textoJSON);<text:line-break/>alert(arrayReconstruido[</text:span><text:span text:style-name="T36">0</text:span><text:span text:style-name="T32">]);</text:span></text:p>
          </table:table-cell>
        </table:table-row>
      </table:table>
      <text:p text:style-name="P22"/>
      <text:list xml:id="list90141616959042" text:continue-numbering="true" text:style-name="WWNum4">
        <text:list-item>
          <text:p text:style-name="P32"><text:bookmark text:name="_t7hjmyre6pwh"/>Cookies</text:p>
        </text:list-item>
      </text:list>
      <text:p text:style-name="P22">Una cookie es una información enviada por un sitio web (y asociada a ese dominio Web) que el navegador se encarga de almacenar. (es decir, se almacenan en el cliente y no en el servidor).</text:p>
      <text:p text:style-name="P22">Generalmente suelen estar guardadas en fichero de texto, aunque esto nos da igual ya que nosotros las utilizaremos con comandos específicos de Javascript que nos abstraen de como son almacenadas.</text:p>
      <text:p text:style-name="P22">Básicamente, esta información son una o varias variables con su contenido asociado.</text:p>
      <text:p text:style-name="P22">Un ejemplo: una página de “midominio.com” crea una cookie. Esta cookie contiene una variable “usuario” y su contenido es “pepe”. Esta cookie solo es accesible desde el navegador desde “midominio.com”. Una página del dominio “pepe.com” no podría modificarla ni leerla y si creara una cookie con la variable usuario, sería una cookie independiente.</text:p>
      <text:p text:style-name="P22">Más información en <text:a xlink:type="simple" xlink:href="https://es.wikipedia.org/wiki/Cookie_(inform%C3%A1tica)" text:style-name="ListLabel_20_28" text:visited-style-name="ListLabel_20_28"><text:span text:style-name="T31">https://es.wikipedia.org/wiki/Cookie_(inform%C3%A1tica)</text:span></text:a></text:p>
      <text:p text:style-name="P22"/>
      <text:p text:style-name="P22">Muchas veces las cookies son utilizadas para temas de autentificación de usuarios, sobre todo lo relacionado con “autentificación automática”.</text:p>
      <text:p text:style-name="P22"/>
      <text:p text:style-name="P22">Por ejemplo, en lenguajes de servidor como PHP, se combinan con las sesiones (que guarda información en el servidor) para permitir una autentificación adecuada y relativamente segura <text:a xlink:type="simple" xlink:href="http://php.net/manual/es/session.examples.basic.php" text:style-name="ListLabel_20_28" text:visited-style-name="ListLabel_20_28"><text:span text:style-name="T31">http://php.net/manual/es/session.examples.basic.php</text:span></text:a></text:p>
      <text:p text:style-name="P22"/>
      <text:list xml:id="list90141737038881" text:continue-numbering="true" text:style-name="WWNum4">
        <text:list-item>
          <text:list>
            <text:list-item>
              <text:p text:style-name="P34"><text:bookmark text:name="_omafrs6j9j98"/>Formato de cookies</text:p>
            </text:list-item>
          </text:list>
        </text:list-item>
      </text:list>
      <text:p text:style-name="P22">Para crear una cookie, usamos document.cookie. Esto es una string especial que tiene el siguiente formato:</text:p>
      <table:table table:name="Table4" table:style-name="Table4">
        <table:table-column table:style-name="Table4.A"/>
        <table:table-row table:style-name="Table4.1">
          <table:table-cell table:style-name="Table4.A1" office:value-type="string">
            <text:p text:style-name="P14"><text:span text:style-name="T38">"variable=valor;expires=fecha expiración;path=/"</text:span></text:p>
          </table:table-cell>
        </table:table-row>
      </table:table>
      <text:p text:style-name="P22">Donde variable es la variable a establecer, valor su valor, expires es la fecha de expiración (la forma de borrar cookies es cambiarles la fecha de expiración a una ya pasada) y path el lugar del dominio donde son válidas</text:p>
      <text:p text:style-name="P22"><text:span text:style-name="T29">Ejemplo</text:span>:</text:p>
      <table:table table:name="Table5" table:style-name="Table5">
        <table:table-column table:style-name="Table5.A"/>
        <table:table-row table:style-name="Table5.1">
          <table:table-cell table:style-name="Table5.A1" office:value-type="string">
            <text:p text:style-name="P14"><text:span text:style-name="T34">document</text:span><text:span text:style-name="T32">.cookie = </text:span><text:span text:style-name="T38">"username=John Smith; expires=Thu, 18 Dec 2013 12:00:00 UTC; path=/"</text:span><text:span text:style-name="T32">; </text:span></text:p>
          </table:table-cell>
        </table:table-row>
      </table:table>
      <text:p text:style-name="P22">Para una explicación detallada del formato y uso de cookies desde Javascript, podéis acudir aquí <text:a xlink:type="simple" xlink:href="http://www.w3schools.com/js/js_cookies.asp" text:style-name="ListLabel_20_28" text:visited-style-name="ListLabel_20_28"><text:span text:style-name="T31">http://www.w3schools.com/js/js_cookies.asp</text:span></text:a></text:p>
      <text:p text:style-name="P22"/>
      <text:p text:style-name="P22">A efectos prácticos si vamos a operar con Cookies (desaconsejado, ya que están obsoletas), recomiendo el uso de estas funciones ya establecidas para crear, consultar y eliminar cookies, obtenidas de la página citada anteriormente.</text:p>
      <text:p text:style-name="P22"><text:span text:style-name="T29">setCookie</text:span>: establece una cookie indicando variable, valor y días para la expiración</text:p>
      <table:table table:name="Table6" table:style-name="Table6">
        <table:table-column table:style-name="Table6.A"/>
        <table:table-row table:style-name="Table6.1">
          <table:table-cell table:style-name="Table6.A1" office:value-type="string">
            <text:p text:style-name="P14"><text:span text:style-name="T33">function </text:span><text:span text:style-name="T40">setCookie</text:span><text:span text:style-name="T33">(cname, cvalue, exdays) {<text:line-break/> <text:s text:c="3"/>let d = new </text:span><text:span text:style-name="T35">Date</text:span><text:span text:style-name="T33">();<text:line-break/> <text:s text:c="3"/>d.setTime(d.getTime() + (exdays*</text:span><text:span text:style-name="T37">24</text:span><text:span text:style-name="T33">*</text:span><text:span text:style-name="T37">60</text:span><text:span text:style-name="T33">*</text:span><text:span text:style-name="T37">60</text:span><text:span text:style-name="T33">*</text:span><text:span text:style-name="T37">1000</text:span><text:span text:style-name="T33">));<text:line-break/> <text:s text:c="3"/>let expires = </text:span><text:span text:style-name="T39">"expires="</text:span><text:span text:style-name="T33">+d.toUTCString();<text:line-break/> <text:s text:c="3"/></text:span><text:span text:style-name="T35">document</text:span><text:span text:style-name="T33">.cookie = cname + </text:span><text:span text:style-name="T39">"="</text:span><text:span text:style-name="T33"> + cvalue + </text:span><text:span text:style-name="T39">";"</text:span><text:span text:style-name="T33"> + expires + </text:span><text:span text:style-name="T39">";path=/"</text:span><text:span text:style-name="T33">;<text:line-break/>}</text:span></text:p>
          </table:table-cell>
        </table:table-row>
      </table:table>
      <text:p text:style-name="P22"><text:span text:style-name="T29">getCookie</text:span>: recibe el nombre de la variabley <text:s/>devuelve su valor</text:p>
      <table:table table:name="Table7" table:style-name="Table7">
        <table:table-column table:style-name="Table7.A"/>
        <table:table-row table:style-name="Table7.1">
          <table:table-cell table:style-name="Table7.A1" office:value-type="string">
            <text:p text:style-name="P14"><text:span text:style-name="T33">function</text:span><text:span text:style-name="T32"> </text:span><text:span text:style-name="T40">getCookie</text:span><text:span text:style-name="T32">(cname) {<text:line-break/> <text:s text:c="3"/></text:span><text:span text:style-name="T33">let</text:span><text:span text:style-name="T32"> name = cname + </text:span><text:span text:style-name="T38">"="</text:span><text:span text:style-name="T32">;<text:line-break/> <text:s text:c="3"/></text:span><text:span text:style-name="T33">let</text:span><text:span text:style-name="T32"> <text:s/>ca = </text:span><text:span text:style-name="T34">document</text:span><text:span text:style-name="T32">.cookie.split(</text:span><text:span text:style-name="T38">';'</text:span><text:span text:style-name="T32">);<text:line-break/> <text:s text:c="3"/></text:span><text:span text:style-name="T33">for</text:span><text:span text:style-name="T32">(</text:span><text:span text:style-name="T33">let</text:span><text:span text:style-name="T32"> i = </text:span><text:span text:style-name="T36">0</text:span><text:span text:style-name="T32">; i &lt; ca.length; i++) {<text:line-break/> <text:s text:c="7"/></text:span><text:span text:style-name="T33">let</text:span><text:span text:style-name="T32"> c = ca[i];<text:line-break/> <text:s text:c="7"/></text:span><text:span text:style-name="T33">while</text:span><text:span text:style-name="T32"> (c.charAt(</text:span><text:span text:style-name="T36">0</text:span><text:span text:style-name="T32">) == </text:span><text:span text:style-name="T38">' '</text:span><text:span text:style-name="T32">) {<text:line-break/> <text:s text:c="11"/>c = c.substring(</text:span><text:span text:style-name="T36">1</text:span><text:span text:style-name="T32">);<text:line-break/> <text:s text:c="7"/>}<text:line-break/> <text:s text:c="7"/></text:span><text:span text:style-name="T33">if</text:span><text:span text:style-name="T32"> (c.indexOf(name) == </text:span><text:span text:style-name="T36">0</text:span><text:span text:style-name="T32">) {<text:line-break/> <text:s text:c="11"/></text:span><text:span text:style-name="T33">return</text:span><text:span text:style-name="T32"> c.substring(name.length, c.length);<text:line-break/> <text:s text:c="7"/>}<text:line-break/> <text:s text:c="3"/>}<text:line-break/> <text:s text:c="3"/></text:span><text:span text:style-name="T33">return</text:span><text:span text:style-name="T32"> </text:span><text:span text:style-name="T38">""</text:span><text:span text:style-name="T32">;<text:line-break/>}</text:span></text:p>
          </table:table-cell>
        </table:table-row>
      </table:table>
      <text:p text:style-name="P22"><text:span text:style-name="T29">deleteCookie</text:span>: Elimina la cookie de la variable establecida</text:p>
      <table:table table:name="Table8" table:style-name="Table8">
        <table:table-column table:style-name="Table8.A"/>
        <table:table-row table:style-name="Table8.1">
          <table:table-cell table:style-name="Table8.A1" office:value-type="string">
            <text:p text:style-name="P14"><text:span text:style-name="T33">function</text:span><text:span text:style-name="T32"> </text:span><text:span text:style-name="T40">deleteCookie</text:span><text:span text:style-name="T32">(cname) {<text:line-break/><text:tab/></text:span><text:span text:style-name="T34">document</text:span><text:span text:style-name="T32">.cookie = cname+</text:span><text:span text:style-name="T38">'=; expires=Thu, 01 Jan 1970 00:00:01 GMT;path=/'</text:span><text:span text:style-name="T32">; <text:line-break/>}</text:span></text:p>
          </table:table-cell>
        </table:table-row>
      </table:table>
      <text:list xml:id="list90140957848318" text:continue-numbering="true" text:style-name="WWNum4">
        <text:list-item>
          <text:list>
            <text:list-item>
              <text:p text:style-name="P34"><text:bookmark text:name="_486hjhs946dr"/>Probando el funcionamiento de las cookies</text:p>
            </text:list-item>
          </text:list>
        </text:list-item>
      </text:list>
      <text:p text:style-name="P22">Podéis probarlas usando esta función, que intenta obtener una cookie “username”. Si existe, muestra un mensaje. Si no existe, la establece.</text:p>
      <text:p text:style-name="P22"><text:soft-page-break/>Lógicamente este ejemplo podéis combinarlo con todo lo aprendido anteriormente de Javascript.</text:p>
      <text:p text:style-name="P22"/>
      <table:table table:name="Table9" table:style-name="Table9">
        <table:table-column table:style-name="Table9.A"/>
        <table:table-row table:style-name="Table9.1">
          <table:table-cell table:style-name="Table9.A1" office:value-type="string">
            <text:p text:style-name="P14"><text:span text:style-name="T33">function</text:span><text:span text:style-name="T32"> </text:span><text:span text:style-name="T40">checkCookie</text:span><text:span text:style-name="T32">() {<text:line-break/> <text:s text:c="3"/></text:span><text:span text:style-name="T33">let</text:span><text:span text:style-name="T32"> user = getCookie(</text:span><text:span text:style-name="T38">"username"</text:span><text:span text:style-name="T32">);<text:line-break/> <text:s text:c="3"/></text:span><text:span text:style-name="T33">if</text:span><text:span text:style-name="T32"> (user !=) </text:span><text:span text:style-name="T38">""</text:span><text:span text:style-name="T32">) {<text:line-break/> <text:s text:c="7"/>alert(</text:span><text:span text:style-name="T38">"Welcome again "</text:span><text:span text:style-name="T32"> + user);<text:line-break/> <text:s text:c="3"/>} </text:span><text:span text:style-name="T33">else</text:span><text:span text:style-name="T32"> {<text:line-break/> <text:s text:c="7"/>user = prompt(</text:span><text:span text:style-name="T38">"Please enter your name:"</text:span><text:span text:style-name="T32">, </text:span><text:span text:style-name="T38">""</text:span><text:span text:style-name="T32">);<text:line-break/> <text:s text:c="7"/></text:span><text:span text:style-name="T33">if</text:span><text:span text:style-name="T32"> (user !==</text:span><text:span text:style-name="T38">""</text:span><text:span text:style-name="T32"> &amp;&amp; user !==</text:span><text:span text:style-name="T36">null</text:span><text:span text:style-name="T32">) {<text:line-break/> <text:s text:c="11"/>setCookie(</text:span><text:span text:style-name="T38">"username"</text:span><text:span text:style-name="T32">, user, </text:span><text:span text:style-name="T36">365</text:span><text:span text:style-name="T32">);<text:line-break/> <text:s text:c="7"/>}<text:line-break/> <text:s text:c="3"/>}<text:line-break/>}</text:span></text:p>
          </table:table-cell>
        </table:table-row>
      </table:table>
      <text:list xml:id="list90141563996432" text:continue-numbering="true" text:style-name="WWNum4">
        <text:list-item>
          <text:p text:style-name="P32"><text:bookmark text:name="_dqb49fdsy4qx"/>localStorage</text:p>
        </text:list-item>
      </text:list>
      <text:p text:style-name="P22">El llamado “localStorage” es una tecnología de almacenamiento existente en los navegadores más modernos, siendo incompatible con navegadores antiguos. La información se almacena en el cliente y generalmente posee al menos 5MB para guardar información.</text:p>
      <text:p text:style-name="P22">Para más información <text:a xlink:type="simple" xlink:href="http://www.w3schools.com/html/html5_webstorage.asp" text:style-name="ListLabel_20_28" text:visited-style-name="ListLabel_20_28"><text:span text:style-name="T31">http://www.w3schools.com/html/html5_webstorage.asp</text:span></text:a></text:p>
      <text:list xml:id="list90141002580764" text:continue-numbering="true" text:style-name="WWNum4">
        <text:list-item>
          <text:list>
            <text:list-item>
              <text:p text:style-name="P34"><text:bookmark text:name="_489vsspdp3rw"/>Operar con localStorage</text:p>
            </text:list-item>
          </text:list>
        </text:list-item>
      </text:list>
      <text:p text:style-name="P22">A efectos prácticos debéis conocer lo siguiente:</text:p>
      <text:list xml:id="list2839063333" text:style-name="WWNum1">
        <text:list-item>
          <text:p text:style-name="P26">Hay dos objetos: localStorage y sessionStorage. La diferencia entre uno y otro es que localStorage almacena la información indefinidamente y sessionStorage lo hace solo mientras la ventana de la página esté abierta. Por el resto de detalles ambos objetos funcionan igual y en los ejemplos nos referiremos únicamente a localStorage.</text:p>
        </text:list-item>
        <text:list-item>
          <text:p text:style-name="P28">Las funciones a utilizar son 3: setItem, getItem, removeItem.</text:p>
        </text:list-item>
      </text:list>
      <text:p text:style-name="P22"><text:span text:style-name="T29">Ejemplo setItem, getItem y removeItem:</text:span></text:p>
      <table:table table:name="Table10" table:style-name="Table10">
        <table:table-column table:style-name="Table10.A"/>
        <table:table-row table:style-name="Table10.1">
          <table:table-cell table:style-name="Table10.A1" office:value-type="string">
            <text:p text:style-name="P14"><text:span text:style-name="T32">localStorage.setItem(</text:span><text:span text:style-name="T38">"apellido"</text:span><text:span text:style-name="T32">, </text:span><text:span text:style-name="T38">"Garcia"</text:span><text:span text:style-name="T32">);<text:line-break/>alert(localStorage.getItem(</text:span><text:span text:style-name="T38">"apellido"</text:span><text:span text:style-name="T32">));<text:line-break/>localStorage.removeItem(</text:span><text:span text:style-name="T38">"apellido"</text:span><text:span text:style-name="T32">);<text:line-break/>alert(localStorage.getItem(</text:span><text:span text:style-name="T38">"apellido"</text:span><text:span text:style-name="T32">));</text:span></text:p>
          </table:table-cell>
        </table:table-row>
      </table:table>
      <text:list xml:id="list90140060765128" text:continue-list="list90141002580764" text:style-name="WWNum4">
        <text:list-item>
          <text:list>
            <text:list-item>
              <text:p text:style-name="P34"><text:bookmark text:name="_tjvw91hmlvof"/>Vaciar localStorage</text:p>
            </text:list-item>
          </text:list>
        </text:list-item>
      </text:list>
      <text:p text:style-name="Standard">Si queremos vaciar por completo (es decir, eliminar todas las entradas) de nuestro localStorage, lo podemos hacer simplemente usando clear();</text:p>
      <table:table table:name="Table11" table:style-name="Table11">
        <table:table-column table:style-name="Table11.A"/>
        <table:table-row table:style-name="Table11.1">
          <table:table-cell table:style-name="Table11.A1" office:value-type="string">
            <text:p text:style-name="P14"><text:span text:style-name="T32">localStorage.clear();</text:span></text:p>
          </table:table-cell>
        </table:table-row>
      </table:table>
      <text:p text:style-name="P35"><text:bookmark text:name="_mi903ijxay0"/></text:p>
      <text:list xml:id="list90141017100263" text:continue-numbering="true" text:style-name="WWNum4">
        <text:list-item>
          <text:list>
            <text:list-item>
              <text:p text:style-name="P36"><text:bookmark text:name="_mg03wfocsyem"/>JSON y localStorage</text:p>
            </text:list-item>
          </text:list>
        </text:list-item>
      </text:list>
      <text:p text:style-name="Standard">Como hemos comentado anteriormente localStorage permite almacenar texto. Entonces, si queremos almacenar además de texto, elementos de nuestro programa como un array, un objeto, etc. debemos convertirlos a un formato de texto, pero que mantenga toda su información.</text:p>
      <text:p text:style-name="Standard">Para ello en Javascript tenemos JSON (Javascript Object Notation).</text:p>
      <text:p text:style-name="Standard">Para este propósito utilizaremos JSON.stringify para convertir un elemento a texto y JSON.parse para convertir texto de nuevo al elemento.</text:p>
      <table:table table:name="Table12" table:style-name="Table12">
        <table:table-column table:style-name="Table12.A"/>
        <table:table-row table:style-name="Table12.1">
          <table:table-cell table:style-name="Table12.A1" office:value-type="string">
            <text:p text:style-name="P14"><text:span text:style-name="T33">let</text:span><text:span text:style-name="T32"> miArray=[</text:span><text:span text:style-name="T36">1</text:span><text:span text:style-name="T32">,</text:span><text:span text:style-name="T36">2</text:span><text:span text:style-name="T32">,</text:span><text:span text:style-name="T36">3</text:span><text:span text:style-name="T32">]<text:line-break/></text:span><text:span text:style-name="T33">let</text:span><text:span text:style-name="T32"> miArray2;<text:line-break/></text:span><text:span text:style-name="T41">// Guardamos en localStorage el array con stringify</text:span><text:span text:style-name="T32"><text:line-break/>localStorage.setItem(</text:span><text:span text:style-name="T38">"valorArray"</text:span><text:span text:style-name="T32">,</text:span><text:span text:style-name="T34">JSON</text:span><text:span text:style-name="T32">.stringify(miArray));<text:line-break/></text:span><text:span text:style-name="T41">//Recuperamos el texto y lo convertimos de nuevo a array con parse</text:span><text:span text:style-name="T32"><text:line-break/>miArray2=</text:span><text:span text:style-name="T34">JSON</text:span><text:span text:style-name="T32">.parse(localStorage.getItem(</text:span><text:span text:style-name="T38">"valorArray"</text:span><text:span text:style-name="T32">));</text:span></text:p>
          </table:table-cell>
        </table:table-row>
      </table:table>
      <text:p text:style-name="Standard"/>
      <text:list xml:id="list90141105429278" text:continue-numbering="true" text:style-name="WWNum4">
        <text:list-item>
          <text:p text:style-name="P32"><text:bookmark text:name="_atay0brw0xte"/>Bibliografía</text:p>
        </text:list-item>
      </text:list>
      <text:p text:style-name="Standard"><text:span text:style-name="T42">[1] </text:span>Javascript Mozilla Developer <text:a xlink:type="simple" xlink:href="https://developer.mozilla.org/es/docs/Web/JavaScript" text:style-name="ListLabel_20_28" text:visited-style-name="ListLabel_20_28"><text:span text:style-name="T31">https://developer.mozilla.org/es/docs/Web/JavaScript</text:span></text:a></text:p>
      <text:p text:style-name="Standard">[2] Javascript ES6 W3C <text:a xlink:type="simple" xlink:href="https://www.w3schools.com/js/js_es6.asp" text:style-name="ListLabel_20_28" text:visited-style-name="ListLabel_20_28"><text:span text:style-name="T31">https://www.w3schools.com/js/js_es6.asp</text:span></text:a></text:p>
      <text:list xml:id="list90141730316137" text:continue-numbering="true" text:style-name="WWNum4">
        <text:list-item>
          <text:p text:style-name="P31"><text:bookmark text:name="_g1qlmy5ta6mu"/>Autores (en orden alfabético)</text:p>
        </text:list-item>
      </text:list>
      <text:p text:style-name="P22">A continuación ofrecemos en orden alfabético el listado de autores que han hecho aportaciones a este documento:</text:p>
      <text:list xml:id="list4098980215" text:style-name="WWNum3">
        <text:list-item>
          <text:p text:style-name="P2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7</text:span><text:span text:style-name="MT1">. </text:span><text:span text:style-name="MT2">Almacenamiento en Javascript</text:span></text:p>
      </style:header>
      <style:footer>
        <text:p text:style-name="MP2"><text:span text:style-name="MT1">CFGS. Desarrollo de Aplicaciones W</text:span><text:span text:style-name="MT2">eb</text:span><text:span text:style-name="MT1"><text:tab/><text:tab/></text:span><text:span text:style-name="MT2">UD07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2" meta:object-count="0" meta:page-count="4" meta:paragraph-count="91" meta:word-count="1273" meta:character-count="9109" meta:non-whitespace-character-count="7761"/>
    <meta:generator>LibreOfficeDev/6.0.5.2$Linux_X86_64 LibreOffice_project/</meta:generator>
  </office:meta>
</office:document-meta>
</file>